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Shell basics in Pyth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unching unix command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ping.py</text:p>
                <text:p>$ python3 dir.py</text:p>
                <text:p>$ python3 ls-megas.py</text:p>
                <text:p>$ python3 meminfo-megas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rgu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argv-exec.py</text:p>
                <text:p>$ python3 argv.py</text:p>
                <text:p>$ python3 exponent-argparse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actical Python Scrip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davidam-clonerepos.py</text:p>
                <text:p>$ python3 spa2eng.py</text:p>
                <text:p>$ python3 printcolumn1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ge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php.py</text:p>
                <text:p>$ python3 elimina-tildes.py</text:p>
                <text:p>$ python3 infinitivos-participios.py</text:p>
                <text:p>$ python3 host.py</text:p>
                <text:p>$ python3 finditer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2M50S</meta:editing-duration>
    <meta:editing-cycles>3</meta:editing-cycles>
    <meta:generator>LibreOffice/5.1.2.2$Linux_X86_64 LibreOffice_project/10m0$Build-2</meta:generator>
    <dc:date>2018-04-07T17:16:48.859451634</dc:date>
    <meta:document-statistic meta:object-count="68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